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content.xml" manifest:media-type="text/xml"/>
  <manifest:file-entry manifest:full-path="Object 9/Pictures/TablePreview1.svm" manifest:media-type=""/>
  <manifest:file-entry manifest:full-path="Object 9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officeooo:paragraph-rsid="0026a3c6"/>
    </style:style>
    <style:style style:name="P2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paragraph-rsid="0026a3c6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paragraph-rsid="002dbda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27cm" style:auto-text-indent="false" fo:background-color="transparent"/>
      <style:text-properties style:font-name="Times New Roman" fo:language="pt" fo:country="BR" fo:font-weight="normal" officeooo:rsid="001233ee" officeooo:paragraph-rsid="001233ee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7cm" style:auto-text-indent="false" fo:background-color="transparent"/>
      <style:text-properties style:font-name="Times New Roman" fo:language="pt" fo:country="BR" fo:font-weight="normal" officeooo:rsid="0011e41c" officeooo:paragraph-rsid="0011e41c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7cm" style:auto-text-indent="false" fo:background-color="transparent"/>
      <style:text-properties style:font-name="Times New Roman" fo:language="pt" fo:country="BR" fo:font-weight="normal" officeooo:rsid="0020d0d1" officeooo:paragraph-rsid="00242f5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7cm" style:auto-text-indent="false" fo:background-color="transparent"/>
      <style:text-properties style:font-name="Times New Roman" fo:language="pt" fo:country="BR" fo:font-weight="normal" officeooo:rsid="0020d0d1" officeooo:paragraph-rsid="0020d0d1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7cm" style:auto-text-indent="false" fo:background-color="transparent"/>
      <style:text-properties style:font-name="Times New Roman" fo:language="pt" fo:country="BR" officeooo:rsid="000e2324" officeooo:paragraph-rsid="000e2324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7cm" style:auto-text-indent="false" fo:background-color="transparent"/>
      <style:text-properties style:font-name="Times New Roman" fo:language="pt" fo:country="BR" officeooo:rsid="0010b5d5" officeooo:paragraph-rsid="0010b5d5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7cm" style:auto-text-indent="false" fo:background-color="transparent"/>
      <style:text-properties style:font-name="Times New Roman" fo:language="pt" fo:country="BR" officeooo:rsid="00118272" officeooo:paragraph-rsid="00118272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7cm" style:auto-text-indent="false" fo:background-color="transparent"/>
      <style:text-properties style:font-name="Times New Roman" fo:language="pt" fo:country="BR" fo:font-weight="bold" officeooo:rsid="0011e41c" officeooo:paragraph-rsid="0011e41c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27cm" style:auto-text-indent="false" fo:background-color="transparent"/>
      <style:text-properties style:font-name="Times New Roman" fo:language="pt" fo:country="BR" officeooo:rsid="001273fa" officeooo:paragraph-rsid="001273fa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7cm" style:auto-text-indent="false" fo:break-before="page" fo:background-color="transparent"/>
      <style:text-properties style:font-name="Times New Roman" fo:language="pt" fo:country="BR" fo:font-weight="bold" officeooo:rsid="0011e41c" officeooo:paragraph-rsid="0011e41c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27cm" style:auto-text-indent="false" style:page-number="auto" fo:background-color="transparent"/>
      <style:text-properties style:font-name="Times New Roman" fo:language="pt" fo:country="BR" fo:font-weight="bold" officeooo:rsid="001233ee" officeooo:paragraph-rsid="001233ee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language="pt" fo:country="BR" fo:font-weight="bold" officeooo:rsid="0011e41c" officeooo:paragraph-rsid="0011e41c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language="pt" fo:country="BR" fo:font-weight="bold" officeooo:rsid="0011e41c" officeooo:paragraph-rsid="0014a23c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language="pt" fo:country="BR" fo:font-weight="bold" officeooo:rsid="0011e41c" officeooo:paragraph-rsid="0011e41c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language="pt" fo:country="BR" fo:font-weight="bold" officeooo:rsid="002dbdad" officeooo:paragraph-rsid="002dbdad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language="pt" fo:country="BR" fo:font-weight="normal" officeooo:rsid="0013b2ee" officeooo:paragraph-rsid="0011e41c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language="pt" fo:country="BR" fo:font-weight="normal" officeooo:rsid="0014a23c" officeooo:paragraph-rsid="001f15a0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language="pt" fo:country="BR" fo:font-weight="normal" officeooo:rsid="00293671" officeooo:paragraph-rsid="00293671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language="pt" fo:country="BR" fo:font-weight="normal" officeooo:rsid="002c8a2f" officeooo:paragraph-rsid="002c8a2f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language="pt" fo:country="BR" fo:font-weight="normal" officeooo:rsid="002dbdad" officeooo:paragraph-rsid="002dbdad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reak-before="page" fo:background-color="transparent"/>
      <style:text-properties style:font-name="Times New Roman" fo:language="pt" fo:country="BR" fo:font-weight="normal" officeooo:rsid="00293671" officeooo:paragraph-rsid="00293671" style:font-weight-asian="normal" style:font-weight-complex="normal"/>
    </style:style>
    <style:style style:name="P25" style:family="paragraph" style:parent-style-name="Standard">
      <loext:graphic-properties draw:fill="none"/>
      <style:paragraph-properties fo:line-height="150%" fo:text-align="justify" style:justify-single-word="false" fo:break-before="page" fo:background-color="transparent"/>
      <style:text-properties officeooo:paragraph-rsid="002dbdad"/>
    </style:style>
    <style:style style:name="T1" style:family="text">
      <style:text-properties officeooo:rsid="0010b5d5"/>
    </style:style>
    <style:style style:name="T2" style:family="text">
      <style:text-properties officeooo:rsid="0010d1aa"/>
    </style:style>
    <style:style style:name="T3" style:family="text">
      <style:text-properties officeooo:rsid="00118272"/>
    </style:style>
    <style:style style:name="T4" style:family="text">
      <style:text-properties officeooo:rsid="001273fa"/>
    </style:style>
    <style:style style:name="T5" style:family="text">
      <style:text-properties officeooo:rsid="0013b2ee"/>
    </style:style>
    <style:style style:name="T6" style:family="text">
      <style:text-properties officeooo:rsid="0014a23c"/>
    </style:style>
    <style:style style:name="T7" style:family="text">
      <style:text-properties officeooo:rsid="0016aaa0"/>
    </style:style>
    <style:style style:name="T8" style:family="text">
      <style:text-properties officeooo:rsid="001ed814"/>
    </style:style>
    <style:style style:name="T9" style:family="text">
      <style:text-properties officeooo:rsid="001f15a0"/>
    </style:style>
    <style:style style:name="T10" style:family="text">
      <style:text-properties officeooo:rsid="0021247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language="pt" fo:country="BR" fo:font-weight="normal" officeooo:rsid="0026a3c6" style:font-weight-asian="normal" style:font-weight-complex="normal"/>
    </style:style>
    <style:style style:name="T13" style:family="text">
      <style:text-properties style:font-name="Times New Roman" fo:language="pt" fo:country="BR" fo:font-weight="normal" officeooo:rsid="0027648f" style:font-weight-asian="normal" style:font-weight-complex="normal"/>
    </style:style>
    <style:style style:name="T14" style:family="text">
      <style:text-properties style:font-name="Times New Roman" fo:language="pt" fo:country="BR" fo:font-weight="normal" officeooo:rsid="00293671" style:font-weight-asian="normal" style:font-weight-complex="normal"/>
    </style:style>
    <style:style style:name="T15" style:family="text">
      <style:text-properties officeooo:rsid="0029b5bc"/>
    </style:style>
    <style:style style:name="T16" style:family="text">
      <style:text-properties officeooo:rsid="002c8a2f"/>
    </style:style>
    <style:style style:name="T17" style:family="text">
      <style:text-properties officeooo:rsid="002f0093"/>
    </style:style>
    <style:style style:name="T18" style:family="text">
      <style:text-properties officeooo:rsid="0030fca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ge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5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draw:frame draw:style-name="fr3" draw:name="Frame6" text:anchor-type="page" text:anchor-page-number="6" svg:width="15.545cm" style:rel-width="88%" svg:height="9.465cm" style:rel-height="scale-min" draw:z-index="10">
        <draw:text-box>
          <text:p text:style-name="Figura"><draw:frame draw:style-name="fr5" draw:name="Object5" text:anchor-type="as-char" svg:width="15.984cm" style:rel-width="100%" svg:height="9.006cm" style:rel-height="scale" draw:z-index="11"><draw:object xlink:href="./Object 5" xlink:type="simple" xlink:show="embed" xlink:actuate="onLoad"/><draw:image xlink:href="./ObjectReplacements/Object 5" xlink:type="simple" xlink:show="embed" xlink:actuate="onLoad"/><svg:desc>chart</svg:desc></draw:frame><text:line-break/>Figura <text:sequence text:ref-name="refFigura4" text:name="Figura" text:formula="ooow:Figura+1" style:num-format="1">5</text:sequence>: Tempo de consulta na árvore de pesquisa para o arquivo de teste grande</text:p>
        </draw:text-box>
      </draw:frame>
      <text:p text:style-name="P14">Relatório de Entraga do Trabalho Final</text:p>
      <text:p text:style-name="P4"><text:span text:style-name="T4">INF01203 - </text:span>Estrutura de Dados</text:p>
      <text:p text:style-name="P12"><text:span text:style-name="T11">Mateus Davi Simon<text:line-break/><text:tab/>Ricardo de Araújo Coelho</text:span></text:p>
      <text:p text:style-name="P8"/>
      <text:p text:style-name="P8"/>
      <text:p text:style-name="P8">Em nosso trabalho optamos por realizar as comparações entre uma implementação utilizando ABP não <text:span text:style-name="T2">balanceada</text:span> e uma usan<text:span text:style-name="T1">do</text:span> árvores AVL. Nossa hipótese é de que a árvore AVL irá ter um performance melhor, pois nesta aplicação a quantidade de inclusões <text:span text:style-name="T1">na árvore</text:span> <text:span text:style-name="T1">se limita ao número de carácteres que serão codificados em morse, tendo um limite aproximado de 100 inclusões, já o número de consultas é virtualmente ilimitado, dependendo do número de carácteres no texto a ser convertido.</text:span></text:p>
      <text:p text:style-name="P8"/>
      <text:p text:style-name="P9">Para criar a aplicação <text:span text:style-name="T5">utilizamos</text:span> <text:span text:style-name="T3">a</text:span>s im<text:span text:style-name="T5">p</text:span>lementações das árvores AVL e ABP já disponíveis no Moodle da disciplina <text:span text:style-name="T3">com as modificações necessárias</text:span>. O programa recebe <text:span text:style-name="T2">o nome dos arquivos da tabela morse, do arquivo a ser convertido e do arquivo destino por argumentos da linha de comando, como especificado. Caso seja passado um quarto argumento adicional com a string ‘avl’ o programa usará árvore AVL, caso contrário usará ABP não balanceada.</text:span></text:p>
      <text:p text:style-name="P9"/>
      <text:p text:style-name="P10">Além da contagem do número de comparações feitas nas consultas das árvores também adicionamos a contagem de tempo que o programa utiliza para realizar as operações de carregamento da tabela de conversão (onde ocorrem as inclusões) e a conversão do texto (consultas).</text:p>
      <text:p text:style-name="P10"/>
      <text:p text:style-name="P5">Para realização dos testes, utilizamos a tabela de conversão como foi fornecida no Moodle e um versão desordenada dela, e dois arquivos de texto um pequeno <text:span text:style-name="T6">(78Kb)</text:span> (disponível no Moodle) e um grande<text:span text:style-name="T6">(58Kb)</text:span>. A ideia de utilizar uma tabela desordenada foi para mostrar o efeito negativo que a inclusão de valores ordenados pode ter na ABP não balanceada.</text:p>
      <text:p text:style-name="P5"/>
      <text:p text:style-name="P15">Resultados:</text:p>
      <text:p text:style-name="P19"/>
      <text:p text:style-name="P20"><text:span text:style-name="T8">Conforme mostra a </text:span><text:span text:style-name="T8"><text:sequence-ref text:reference-format="category-and-value" text:ref-name="refTabela0">Tabela 1</text:sequence-ref></text:span><text:span text:style-name="T8">, fo</text:span>ram geradas 8 combinações diferentes de testes. <text:span text:style-name="T9">As árvores de pesquisa testadas são diferenciadas quanto ao balanceamento na inserção, sendo: ABP quando a inserção não leva em conta nenhum tipo de balanceamento, e AVL quando é utilizado o algoritmo AVL na inserção. Além disso, o nome possui uma letra, P ou G, que indica se o teste foi realizado com o arquivo </text:span><text:soft-page-break/><text:span text:style-name="T9">Pequeno, ou o arquivo Grande de conversão respectivamente. E por último, o nome da árvore pode conter mais um indicador “alt”, que significa que o arquivo da tabela do código morse utilizado é uma versão alternativa do arquivo original, tendo a ordem de inserção trocada a fim de que não ocorresse uma inserção ordenada para montar a árvore.</text:span></text:p>
      <text:p text:style-name="P20"/>
      <text:p text:style-name="P16"/>
      <text:p text:style-name="P11"><draw:frame draw:style-name="fr1" draw:name="Frame4" text:anchor-type="paragraph" svg:width="17.103cm" draw:z-index="4"><draw:text-box fo:min-height="6.814cm"><text:p text:style-name="Tabela"><draw:frame draw:style-name="fr6" draw:name="Object9" text:anchor-type="as-char" svg:y="-6.856cm" svg:width="17.277cm" style:rel-width="100%" svg:height="6.881cm" style:rel-height="scale" draw:z-index="5"><draw:object xlink:href="./Object 9" xlink:type="simple" xlink:show="embed" xlink:actuate="onLoad"/><draw:image xlink:href="./ObjectReplacements/Object 9" xlink:type="simple" xlink:show="embed" xlink:actuate="onLoad"/></draw:frame><text:line-break/>Tabela <text:sequence text:ref-name="refTabela0" text:name="Tabela" text:formula="ooow:Tabela+1" style:num-format="1">1</text:sequence>: Resultado das medidas de cada um dos testes realizados</text:p></draw:text-box></draw:frame></text:p>
      <text:p text:style-name="P6">A<text:span text:style-name="T10">s</text:span> <text:span text:style-name="T10">Figuras </text:span><text:span text:style-name="T10"><text:sequence-ref text:reference-format="value" text:ref-name="refFigura0">1</text:sequence-ref></text:span><text:span text:style-name="T10"> e </text:span><text:span text:style-name="T10"><text:sequence-ref text:reference-format="value" text:ref-name="refFigura1">2</text:sequence-ref></text:span> <text:span text:style-name="T10">m</text:span>ostra<text:span text:style-name="T10">m</text:span> gráfico<text:span text:style-name="T10">s</text:span> comparativo<text:span text:style-name="T10">s</text:span> do número de comparações necessárias feitas na consulta <text:span text:style-name="T10">da árvore binária de pesquisa </text:span>para todos os <text:span text:style-name="T10">caracteres do arquivo a ser convertido para morse. Tanto para o arquivo pequeno quanto para o grande, o número de comparações feitas usando a ABP ordenada foi significativamente maior. Isto se deve ao fato de que como a inserção foi feita de maneira ordenada, a árvore ficou com a altura máxima, comportando-se assim, como uma lista ordenada. Em termos de medida de comparações, esse é o pior caso possível, tendo a AVL mostrado o melhor desempenho (uma redução de quase 60% nos dois casos).</text:span></text:p>
      <text:p text:style-name="P6"><text:span text:style-name="T10">Vale notar também que a execução do programa utilizando a tabela morse alternativa fez com que o número de comparações caísse drasticamente em relação a ABP, pois a inserção não ordenada foi uma forma de explicitamente diminuir a altura da árvore. Observando-se a “AVL alt” vemos que o número de comparações foi levemente maior do que o número de comparações da “AVL”, o que de fato faz sentido, pois como a AVL já se encarrega de deixar a árvore balanceada na inserção, isso faz com que não se tenha sensibilidade na altura da árvore com relação à ordem em que os elementos são inseridos.</text:span></text:p>
      <text:p text:style-name="P7"/>
      <text:p text:style-name="P13"><draw:frame draw:style-name="fr1" draw:name="Frame1" text:anchor-type="paragraph" svg:width="15.997cm" draw:z-index="6"><draw:text-box fo:min-height="9.006cm"><text:p text:style-name="Figura"><draw:frame draw:style-name="fr5" draw:name="Object1" text:anchor-type="as-char" svg:width="15.034cm" style:rel-width="100%" svg:height="8.454cm" style:rel-height="scale" draw:z-index="7"><draw:object xlink:href="./Object 1" xlink:type="simple" xlink:show="embed" xlink:actuate="onLoad"/><draw:image xlink:href="./ObjectReplacements/Object 1" xlink:type="simple" xlink:show="embed" xlink:actuate="onLoad"/></draw:frame><text:line-break/>Figura <text:sequence text:ref-name="refFigura0" text:name="Figura" text:formula="ooow:Figura+1" style:num-format="1">1</text:sequence>: Número de comparações totais na operação de consulta à arvore de pesquisa <text:span text:style-name="T7">para arquivo de teste pequeno</text:span>.</text:p></draw:text-box></draw:frame></text:p>
      <text:p text:style-name="P11"><draw:frame draw:style-name="fr1" draw:name="Frame2" text:anchor-type="paragraph" svg:width="16.023cm" draw:z-index="0"><draw:text-box fo:min-height="9.005cm"><text:p text:style-name="Figura"><draw:frame draw:style-name="fr5" draw:name="Object2" text:anchor-type="as-char" svg:width="16.021cm" style:rel-width="100%" svg:height="9.005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line-break/>Figura <text:sequence text:ref-name="refFigura1" text:name="Figura" text:formula="ooow:Figura+1" style:num-format="1">2</text:sequence>: Número de comparações totais na operação de consulta à arvore de pesquisa para arquivo de teste <text:span text:style-name="T7">grande.</text:span></text:p></draw:text-box></draw:frame></text:p>
      <text:p text:style-name="P3"><text:span text:style-name="T12"><text:tab/></text:span></text:p>
      <text:p text:style-name="P25"><text:span text:style-name="T12"><text:tab/>A Figura </text:span><text:span text:style-name="T12"><text:sequence-ref text:reference-format="value" text:ref-name="refFigura2">3</text:sequence-ref></text:span><text:span text:style-name="T12"> mostra o tempo de inserção da tabela do código morse na árvore de pesquisa. O objetivo aqui é analisar o custo de se utilizar o algoritmo de balanceamento da AVL. Cabe ressaltar que como o número de inserções é relativamente pequeno, </text:span><text:span text:style-name="T13">o tempo total de inserção é bem curto (na ordem de dezenas de microssegundos), o que faz com que </text:span><text:span text:style-name="T12">não </text:span><text:span text:style-name="T13">se consiga se medir com a precisão desejada os valores. Um exemplo disso é que a inserção tanto para o arquivo de teste pequeno quanto para o grande deveriam ser iguais, pois a parte que muda no programa é apenas a parte da consulta, porém na aferição das medidas esses valores deram diferentes. Entretanto, é possível observar que na média, os valores de inserção da ABP sem balanceamento foram menores (basta observar que em geral os tempos para a ABP estão abaixo da linha vermelha pontilhada, que indica o tempo médio de inserção, enquanto que os valores para a AVL estão no geral acima da linha). Isso vai de acordo com o esperado, pois a AVL perde </text:span><text:span text:style-name="T14">um</text:span><text:span text:style-name="T13"> tempo </text:span><text:span text:style-name="T14">a mais </text:span><text:span text:style-name="T13">no processamento da execução do balanceamento.</text:span></text:p>
      <text:p text:style-name="P2"><text:span text:style-name="T13"/></text:p>
      <text:list xml:id="list3733975544395580585" text:style-name="L1">
        <text:list-header>
          <text:p text:style-name="P1"><text:span text:style-name="T13"/></text:p>
        </text:list-header>
      </text:list>
      <text:p text:style-name="P15"><draw:frame draw:style-name="fr1" draw:name="Frame3" text:anchor-type="paragraph" svg:width="17.999cm" draw:z-index="2"><draw:text-box fo:min-height="9.908cm"><text:p text:style-name="Figura"><draw:frame draw:style-name="fr5" draw:name="Object3" text:anchor-type="as-char" svg:width="17.59cm" style:rel-width="100%" svg:height="9.678cm" style:rel-height="scale" draw:z-index="3"><draw:object xlink:href="./Object 3" xlink:type="simple" xlink:show="embed" xlink:actuate="onLoad"/><draw:image xlink:href="./ObjectReplacements/Object 3" xlink:type="simple" xlink:show="embed" xlink:actuate="onLoad"/></draw:frame><text:line-break/>Figura <text:sequence text:ref-name="refFigura2" text:name="Figura" text:formula="ooow:Figura+1" style:num-format="1">3</text:sequence>: Tempo de inserção na árvore de pesquisa. O traço vermelho indica o valor médio</text:p></draw:text-box></draw:frame></text:p>
      <text:p text:style-name="P15"/>
      <text:p text:style-name="P24"><text:tab/>A próxima análise é em relação ao tempo de consulta. A Figura <text:sequence-ref text:reference-format="value" text:ref-name="refFigura3">4</text:sequence-ref> mostra o tempo de consulta para o arquivo de teste pequeno. O desempenho da arvore AVL se mostra consideravelmente melhor, <text:span text:style-name="T15">o que é de se esperar, tento em vista que o número de comparações em relação a ABP sem balanceamento é menos da metade. Contudo, como o arquivo é pequeno, o número de consultas não conseguiu refletir em diferença observável no tempo de consulta da ABP ordenada em relação a ABP com tabela morse alternativa, inclusive essa última teve um tempo de resposta pior do que o a ABP ordenada. Isso pode ser explicado pela imprecisão das funções de aferição dos tempos e também a carga do sistema operacional no momento do teste.</text:span></text:p>
      <text:p text:style-name="P21"><text:tab/><text:span text:style-name="T15">Na Figura </text:span><text:span text:style-name="T15"><text:sequence-ref text:reference-format="value" text:ref-name="refFigura4">5</text:sequence-ref></text:span><text:span text:style-name="T15"> tem-se a relação dos tempos de consulta para o arquivo de teste grande. Agora, tento em vista que o número de consultas é bem elevado, pode-se notar uma diferença um pouco mais considerável nos tempos de execução para cada uma das árvores (nota-se agora que a escala de tempo está em segundos, e na tabela anterior era dado em milissegundos). As execuções com AVL foram as mais rápidas, sendo mais de 1 segundo mais rápidas que a ABP ordenada, e quase meio segundo mais rápidas que a “ABP alt”. A explicação se dá pelo tempo a mais que a ABP desbalanceada leva para processar as comparações a mais. Da Tabela </text:span><text:span text:style-name="T15"><text:sequence-ref text:reference-format="value" text:ref-name="refTabela0">1</text:sequence-ref></text:span><text:span text:style-name="T15"> vemos que da ABP ordenada para a AVL, temos mais de 322 milhões comparações a mais. Assim, ao contrário do teste feito com o arquivo pequeno, para um número de consultas muito grande, começamos a observar uma relação de proporção mais bem definida de número de comparações por tempo de execução (ABP alternativa sendo quase 0.8 segundos mais rápida que a ABP ordenada mostra isso).</text:span></text:p>
      <text:p text:style-name="P21"/>
      <text:p text:style-name="P17"><draw:frame draw:style-name="fr2" draw:name="Frame5" text:anchor-type="as-char" svg:width="14.873cm" draw:z-index="8"><draw:text-box fo:min-height="9.051cm"><text:p text:style-name="Figura"><draw:frame draw:style-name="fr5" draw:name="Object4" text:anchor-type="as-char" svg:width="15.984cm" style:rel-width="100%" svg:height="9.006cm" style:rel-height="scale" draw:z-index="9"><draw:object xlink:href="./Object 4" xlink:type="simple" xlink:show="embed" xlink:actuate="onLoad"/><draw:image xlink:href="./ObjectReplacements/Object 4" xlink:type="simple" xlink:show="embed" xlink:actuate="onLoad"/></draw:frame><text:line-break/>Figura <text:sequence text:ref-name="refFigura3" text:name="Figura" text:formula="ooow:Figura+1" style:num-format="1">4</text:sequence>: Tempo de consulta na árvore de pesquisa para o arquivo de teste pequeno</text:p></draw:text-box></draw:frame></text:p>
      <text:p text:style-name="P15"><text:soft-page-break/></text:p>
      <text:p text:style-name="P22"><text:tab/>Por fim, temos a análise do tempo total de execução do programa de conversão para morse de cada uma das árvores utilizadas. As Figuras <text:sequence-ref text:reference-format="value" text:ref-name="refFigura5">6</text:sequence-ref> e <text:sequence-ref text:reference-format="value" text:ref-name="refFigura6">7</text:sequence-ref> mostram os respectivos gráficos para o teste com o arquivo pequeno e arquivo grande. Em ambos os gráficos, o tempo total se mostra muito semelhante ao tempo de consulta. Isso se dá pois o tempo de consulta é muito maior que o tempo de inserção nessa aplicação. Para arquivo o teste com arquivo pequeno, o tempo de consulta é na ordem dos milissegundos enquanto o de inserção é microssegundos. Já considerando-se o arquivo de teste grande, essa diferença se torna ainda maior, sendo o tempo de consulta medido na ordem dos segundos.</text:p>
      <text:p text:style-name="P17"><draw:frame draw:style-name="fr2" draw:name="Frame7" text:anchor-type="as-char" svg:width="11.455cm" draw:z-index="12"><draw:text-box fo:min-height="7.777cm"><text:p text:style-name="Figura"><draw:frame draw:style-name="fr5" draw:name="Object6" text:anchor-type="as-char" svg:width="15.984cm" style:rel-width="100%" svg:height="9.006cm" style:rel-height="scale" draw:z-index="13"><draw:object xlink:href="./Object 6" xlink:type="simple" xlink:show="embed" xlink:actuate="onLoad"/><draw:image xlink:href="./ObjectReplacements/Object 6" xlink:type="simple" xlink:show="embed" xlink:actuate="onLoad"/></draw:frame><text:line-break/>Figura <text:sequence text:ref-name="refFigura5" text:name="Figura" text:formula="ooow:Figura+1" style:num-format="1">6</text:sequence>: Tempo total de execução das operações na árvore de pesquisa para arquivo pequen<text:span text:style-name="T16">o.</text:span></text:p></draw:text-box></draw:frame></text:p>
      <text:p text:style-name="P15"><text:soft-page-break/></text:p>
      <text:p text:style-name="P17"><draw:frame draw:style-name="fr4" draw:name="Frame8" text:anchor-type="as-char" svg:y="-3.5cm" svg:width="14.272cm" draw:z-index="14"><draw:text-box fo:min-height="9.123cm"><text:p text:style-name="Figura"><draw:frame draw:style-name="fr5" draw:name="Object7" text:anchor-type="as-char" svg:width="15.998cm" style:rel-width="100%" svg:height="8.999cm" style:rel-height="scale" draw:z-index="15"><draw:object xlink:href="./Object 7" xlink:type="simple" xlink:show="embed" xlink:actuate="onLoad"/><draw:image xlink:href="./ObjectReplacements/Object 7" xlink:type="simple" xlink:show="embed" xlink:actuate="onLoad"/></draw:frame><text:line-break/>Figura <text:sequence text:ref-name="refFigura6" text:name="Figura" text:formula="ooow:Figura+1" style:num-format="1">7</text:sequence>: Tempo total de execução das operações na árvore de pesquisa para arquivo grande.</text:p></draw:text-box></draw:frame></text:p>
      <text:p text:style-name="P17"/>
      <text:p text:style-name="P18">Conclusão:</text:p>
      <text:p text:style-name="P23"><text:tab/>Para o presente trabalho, a escolha pela AVL se mostrou uma opção vantajosa para se estruturar a árvore de pesquisa. A hipótese de que <text:span text:style-name="T17">a AVL seria uma escolha correta para melhorar o desempenho do programa se confirmou. Isso pode ser atribuído ao fato de que a a</text:span>plicação <text:span text:style-name="T17">é </text:span>caracterizada por ter um número de consultas muito mais expressivo <text:span text:style-name="T18">do </text:span>que o número de inserções<text:span text:style-name="T17">. O fato da árvore ter relativamente poucas inserções, traz a ideia de que e a operação de consulta não deve ser o gargalo na execução do programa (o palpite é que as funções de leitura e escrita nos arquivos sejam mais demoradas), por isso que uma execução com o dobro do número de comparações reflete numa diferença não tão acentuada no tempo de execução por exemplo. Talvez em uma aplicação onde o tamanho da ABP fosse consideravelmente maior, poderíamos observar um aumento no tempo de consulta, o que representaria uma fatia maior no tempo de processamento do progr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a" style:family="paragraph" style:parent-style-name="Caption"/>
    <style:style style:name="Tabela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2:06:48.331282100</meta:creation-date>
    <dc:date>2017-12-18T04:30:15.462563669</dc:date>
    <meta:editing-duration>PT3H20M57S</meta:editing-duration>
    <meta:editing-cycles>10</meta:editing-cycles>
    <meta:generator>LibreOffice/5.1.6.2$Linux_X86_64 LibreOffice_project/10m0$Build-2</meta:generator>
    <dc:creator>ricardo </dc:creator>
    <meta:document-statistic meta:table-count="0" meta:image-count="0" meta:object-count="8" meta:page-count="7" meta:paragraph-count="30" meta:word-count="1510" meta:character-count="8753" meta:non-whitespace-character-count="72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5cm" xlink:href="." xlink:type="simple" chart:class="chart:bar" chart:style-name="ch1">
        <chart:title svg:x="5.428cm" svg:y="0.315cm" chart:style-name="ch2">
          <text:p>Número de comparações</text:p>
        </chart:title>
        <chart:subtitle svg:x="6.473cm" svg:y="1.273cm" chart:style-name="ch3">
          <text:p>Arquivo pequeno</text:p>
        </chart:subtitle>
        <chart:plot-area chart:style-name="ch4" chart:data-source-has-labels="both" svg:x="0.319cm" svg:y="2.135cm" svg:width="15.358cm" svg:height="6.681cm">
          <chartooo:coordinate-region svg:x="1.681cm" svg:y="2.334cm" svg:width="13.996cm" svg:height="5.83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BP</text:p>
              </table:table-cell>
              <table:table-cell office:value-type="float" office:value="727610">
                <text:p>727610</text:p>
              </table:table-cell>
            </table:table-row>
            <table:table-row>
              <table:table-cell office:value-type="string">
                <text:p>ABP alt</text:p>
              </table:table-cell>
              <table:table-cell office:value-type="float" office:value="374288">
                <text:p>374288</text:p>
              </table:table-cell>
            </table:table-row>
            <table:table-row>
              <table:table-cell office:value-type="string">
                <text:p>AVL</text:p>
              </table:table-cell>
              <table:table-cell office:value-type="float" office:value="296178">
                <text:p>296178</text:p>
              </table:table-cell>
            </table:table-row>
            <table:table-row>
              <table:table-cell office:value-type="string">
                <text:p>AVL alt</text:p>
              </table:table-cell>
              <table:table-cell office:value-type="float" office:value="325161">
                <text:p>325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4cm" xlink:href="." xlink:type="simple" chart:class="chart:bar" chart:style-name="ch1">
        <chart:title svg:x="5.441cm" svg:y="0.316cm" chart:style-name="ch2">
          <text:p>Número de comparações</text:p>
        </chart:title>
        <chart:subtitle svg:x="6.631cm" svg:y="1.275cm" chart:style-name="ch3">
          <text:p>Arquivo grande</text:p>
        </chart:subtitle>
        <chart:plot-area chart:style-name="ch4" chart:data-source-has-labels="both" svg:x="0.32cm" svg:y="2.138cm" svg:width="15.382cm" svg:height="6.686cm">
          <chartooo:coordinate-region svg:x="2.238cm" svg:y="2.338cm" svg:width="13.464cm" svg:height="5.83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BP</text:p>
              </table:table-cell>
              <table:table-cell office:value-type="float" office:value="547049574">
                <text:p>547049574</text:p>
              </table:table-cell>
            </table:table-row>
            <table:table-row>
              <table:table-cell office:value-type="string">
                <text:p>ABP alt</text:p>
              </table:table-cell>
              <table:table-cell office:value-type="float" office:value="284811858">
                <text:p>284811858</text:p>
              </table:table-cell>
            </table:table-row>
            <table:table-row>
              <table:table-cell office:value-type="string">
                <text:p>AVL</text:p>
              </table:table-cell>
              <table:table-cell office:value-type="float" office:value="224960202">
                <text:p>224960202</text:p>
              </table:table-cell>
            </table:table-row>
            <table:table-row>
              <table:table-cell office:value-type="string">
                <text:p>AVL alt</text:p>
              </table:table-cell>
              <table:table-cell office:value-type="float" office:value="250167186">
                <text:p>250167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="none"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dash" draw:stroke-dash="Fine_20_Dashed" svg:stroke-width="0.051cm" svg:stroke-color="#ff0000"/>
    </style:style>
    <style:style style:name="ch11" style:family="chart">
      <style:graphic-properties draw:stroke="dash" draw:stroke-dash="Fine_20_Dashed" svg:stroke-width="0.051cm" svg:stroke-color="#ff0000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89cm" svg:height="9.678cm" xlink:href="." xlink:type="simple" chart:class="chart:bar" chart:style-name="ch1">
        <chart:title svg:x="4.583cm" svg:y="0.329cm" chart:style-name="ch2">
          <text:p>Tempo de inserção na árvore de pesquisa</text:p>
        </chart:title>
        <chart:plot-area chart:style-name="ch3" chart:data-source-has-labels="both" svg:x="1.362cm" svg:y="1.301cm" svg:width="15.876cm" svg:height="8.184cm">
          <chartooo:coordinate-region svg:x="2.169cm" svg:y="1.5cm" svg:width="15.069cm" svg:height="7.33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x" chart:name="secondary-x" chart:style-name="ch5"/>
          <chart:axis chart:dimension="y" chart:name="primary-y" chart:style-name="ch6">
            <chart:title svg:x="0.451cm" svg:y="6.218cm" chart:style-name="ch7">
              <text:p>tempo (u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mean-value chart:style-name="ch10"/>
            <chart:regression-curve chart:style-name="ch11"/>
            <chart:data-point chart:repeated="2"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ABP P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ABP G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ABP alt P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ABP alt G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AVL P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AVL G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AVL alt P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AVL alt G</text:p>
              </table:table-cell>
              <table:table-cell office:value-type="float" office:value="76.8">
                <text:p>76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72cm" svg:height="8.379cm" xlink:href="." xlink:type="simple" chart:class="chart:bar" chart:style-name="ch1">
        <chart:title svg:x="3.238cm" svg:y="0.303cm" chart:style-name="ch2">
          <text:p>Tempo de consulta na árvore de pesquisa</text:p>
        </chart:title>
        <chart:subtitle svg:x="5.805cm" svg:y="1.249cm" chart:style-name="ch3">
          <text:p>(arquivo pequeno)</text:p>
        </chart:subtitle>
        <chart:plot-area chart:style-name="ch4" chart:data-source-has-labels="both" svg:x="1.308cm" svg:y="2.099cm" svg:width="13.267cm" svg:height="6.113cm">
          <chartooo:coordinate-region svg:x="2.406cm" svg:y="2.299cm" svg:width="12.169cm" svg:height="5.26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title svg:x="0.451cm" svg:y="6.019cm" chart:style-name="ch7">
              <text:p>tempo (m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BP P</text:p>
              </table:table-cell>
              <table:table-cell office:value-type="float" office:value="56.2302">
                <text:p>56.2302</text:p>
              </table:table-cell>
            </table:table-row>
            <table:table-row>
              <table:table-cell office:value-type="string">
                <text:p>ABP alt P</text:p>
              </table:table-cell>
              <table:table-cell office:value-type="float" office:value="56.2999">
                <text:p>56.2999</text:p>
              </table:table-cell>
            </table:table-row>
            <table:table-row>
              <table:table-cell office:value-type="string">
                <text:p>AVL P</text:p>
              </table:table-cell>
              <table:table-cell office:value-type="float" office:value="52.9949">
                <text:p>52.9949</text:p>
              </table:table-cell>
            </table:table-row>
            <table:table-row>
              <table:table-cell office:value-type="string">
                <text:p>AVL alt P</text:p>
              </table:table-cell>
              <table:table-cell office:value-type="float" office:value="54.8391">
                <text:p>54.83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77cm" svg:height="8.72cm" xlink:href="." xlink:type="simple" chart:class="chart:bar" chart:style-name="ch1">
        <chart:title svg:x="3.54cm" svg:y="0.31cm" chart:style-name="ch2">
          <text:p>Tempo de consulta na árvore de pesquisa</text:p>
        </chart:title>
        <chart:subtitle svg:x="6.252cm" svg:y="1.263cm" chart:style-name="ch3">
          <text:p>(arquivo grande)</text:p>
        </chart:subtitle>
        <chart:plot-area chart:style-name="ch4" chart:data-source-has-labels="both" svg:x="1.32cm" svg:y="2.12cm" svg:width="13.848cm" svg:height="6.426cm">
          <chartooo:coordinate-region svg:x="2.418cm" svg:y="2.319cm" svg:width="12.75cm" svg:height="5.5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title svg:x="0.451cm" svg:y="6.065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BP G</text:p>
              </table:table-cell>
              <table:table-cell office:value-type="float" office:value="16.287619">
                <text:p>16.287619</text:p>
              </table:table-cell>
            </table:table-row>
            <table:table-row>
              <table:table-cell office:value-type="string">
                <text:p>ABP alt G</text:p>
              </table:table-cell>
              <table:table-cell office:value-type="float" office:value="15.4961826">
                <text:p>15.4961826</text:p>
              </table:table-cell>
            </table:table-row>
            <table:table-row>
              <table:table-cell office:value-type="string">
                <text:p>AVL G</text:p>
              </table:table-cell>
              <table:table-cell office:value-type="float" office:value="14.9644319">
                <text:p>14.9644319</text:p>
              </table:table-cell>
            </table:table-row>
            <table:table-row>
              <table:table-cell office:value-type="string">
                <text:p>AVL alt G</text:p>
              </table:table-cell>
              <table:table-cell office:value-type="float" office:value="15.1115989">
                <text:p>15.11159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54cm" svg:height="6.453cm" xlink:href="." xlink:type="simple" chart:class="chart:bar" chart:style-name="ch1">
        <chart:title svg:x="0.842cm" svg:y="0.265cm" chart:style-name="ch2">
          <text:p>Tempo total de operações na árvore de pesquisa</text:p>
        </chart:title>
        <chart:subtitle svg:x="4.096cm" svg:y="1.173cm" chart:style-name="ch3">
          <text:p>(arquivo pequeno)</text:p>
        </chart:subtitle>
        <chart:plot-area chart:style-name="ch4" chart:data-source-has-labels="both" svg:x="1.24cm" svg:y="1.985cm" svg:width="9.985cm" svg:height="4.339cm">
          <chartooo:coordinate-region svg:x="2.338cm" svg:y="2.185cm" svg:width="8.887cm" svg:height="3.493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title svg:x="0.451cm" svg:y="5.018cm" chart:style-name="ch7">
              <text:p>tempo (m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ABP P</text:p>
              </table:table-cell>
              <table:table-cell office:value-type="float" office:value="56.3158">
                <text:p>56.3158</text:p>
              </table:table-cell>
            </table:table-row>
            <table:table-row>
              <table:table-cell office:value-type="string">
                <text:p>ABP alt P</text:p>
              </table:table-cell>
              <table:table-cell office:value-type="float" office:value="56.3933">
                <text:p>56.3933</text:p>
              </table:table-cell>
            </table:table-row>
            <table:table-row>
              <table:table-cell office:value-type="string">
                <text:p>AVL P</text:p>
              </table:table-cell>
              <table:table-cell office:value-type="float" office:value="53.1018">
                <text:p>53.1018</text:p>
              </table:table-cell>
            </table:table-row>
            <table:table-row>
              <table:table-cell office:value-type="string">
                <text:p>AVL alt P</text:p>
              </table:table-cell>
              <table:table-cell office:value-type="float" office:value="54.9676">
                <text:p>54.96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71cm" svg:height="8.027cm" xlink:href="." xlink:type="simple" chart:class="chart:bar" chart:style-name="ch1">
        <chart:title svg:x="2.25cm" svg:y="0.296cm" chart:style-name="ch2">
          <text:p>Tempo total de operações na árvore de pesquisa</text:p>
        </chart:title>
        <chart:subtitle svg:x="5.649cm" svg:y="1.235cm" chart:style-name="ch3">
          <text:p>(arquivo grande)</text:p>
        </chart:subtitle>
        <chart:plot-area chart:style-name="ch4" chart:data-source-has-labels="both" svg:x="1.296cm" svg:y="2.078cm" svg:width="12.69cm" svg:height="5.789cm">
          <chartooo:coordinate-region svg:x="2.394cm" svg:y="2.278cm" svg:width="11.592cm" svg:height="4.943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title svg:x="0.451cm" svg:y="5.704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BP G</text:p>
              </table:table-cell>
              <table:table-cell office:value-type="float" office:value="16.2876927">
                <text:p>16.2876927</text:p>
              </table:table-cell>
            </table:table-row>
            <table:table-row>
              <table:table-cell office:value-type="string">
                <text:p>ABP alt G</text:p>
              </table:table-cell>
              <table:table-cell office:value-type="float" office:value="15.4962449">
                <text:p>15.4962449</text:p>
              </table:table-cell>
            </table:table-row>
            <table:table-row>
              <table:table-cell office:value-type="string">
                <text:p>AVL G</text:p>
              </table:table-cell>
              <table:table-cell office:value-type="float" office:value="14.9645306">
                <text:p>14.9645306</text:p>
              </table:table-cell>
            </table:table-row>
            <table:table-row>
              <table:table-cell office:value-type="string">
                <text:p>AVL alt G</text:p>
              </table:table-cell>
              <table:table-cell office:value-type="float" office:value="15.1116757">
                <text:p>15.11167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749cm" style:use-optimal-column-width="false"/>
    </style:style>
    <style:style style:name="co2" style:family="table-column">
      <style:table-column-properties style:column-width="4.74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center" style:text-autospace="none">
        <style:tab-stops/>
      </style:paragraph-properties>
    </style:style>
    <style:style style:name="ce2" style:family="table-cell">
      <loext:graphic-properties draw:textarea-vertical-align="middle"/>
      <style:paragraph-properties fo:text-align="end" style:text-autospace="none">
        <style:tab-stops/>
      </style:paragraph-properties>
    </style:style>
    <style:style style:name="ce3" style:family="table-cell">
      <loext:graphic-properties draw:textarea-vertical-align="middle"/>
      <style:paragraph-properties fo:text-align="center">
        <style:tab-stops/>
      </style:paragraph-properties>
    </style:style>
    <style:style style:name="P1" style:family="paragraph">
      <style:paragraph-properties fo:text-align="center" style:text-autospace="none">
        <style:tab-stops/>
      </style:paragraph-properties>
    </style:style>
    <style:style style:name="P2" style:family="paragraph">
      <style:paragraph-properties fo:text-align="end" style:text-autospace="none">
        <style:tab-stops/>
      </style:paragraph-properties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end" style:text-autospace="none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draw:frame draw:style-name="standard" draw:layer="layout" svg:width="23.743cm" svg:height="9.458cm" svg:x="0.001cm" svg:y="0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Árvore de Pesquisa</text:p>
              </table:table-cell>
              <table:table-cell>
                <text:p text:style-name="P2">nº de comps</text:p>
              </table:table-cell>
              <table:table-cell>
                <text:p text:style-name="P2">t inserção (us)</text:p>
              </table:table-cell>
              <table:table-cell>
                <text:p text:style-name="P2">t consulta (ms)</text:p>
              </table:table-cell>
              <table:table-cell>
                <text:p text:style-name="P2">t total (ms)</text:p>
              </table:table-cell>
            </table:table-row>
            <table:table-row table:style-name="ro2" table:default-cell-style-name="gray2">
              <table:table-cell table:style-name="ce3">
                <text:p text:style-name="P3">ABP <text:s text:c="5"/>P</text:p>
              </table:table-cell>
              <table:table-cell>
                <text:p text:style-name="P4">727,610</text:p>
              </table:table-cell>
              <table:table-cell>
                <text:p text:style-name="P4">85.6</text:p>
              </table:table-cell>
              <table:table-cell>
                <text:p text:style-name="P4">56.23</text:p>
              </table:table-cell>
              <table:table-cell>
                <text:p text:style-name="P4">56.32</text:p>
              </table:table-cell>
            </table:table-row>
            <table:table-row table:style-name="ro2" table:default-cell-style-name="gray1">
              <table:table-cell table:style-name="ce3">
                <text:p text:style-name="P3">ABP <text:s text:c="5"/>G</text:p>
              </table:table-cell>
              <table:table-cell>
                <text:p text:style-name="P4">547,049,574</text:p>
              </table:table-cell>
              <table:table-cell>
                <text:p text:style-name="P4">73.7</text:p>
              </table:table-cell>
              <table:table-cell>
                <text:p text:style-name="P4">16,287.62</text:p>
              </table:table-cell>
              <table:table-cell>
                <text:p text:style-name="P4">16,287.69</text:p>
              </table:table-cell>
            </table:table-row>
            <table:table-row table:style-name="ro2" table:default-cell-style-name="gray2">
              <table:table-cell table:style-name="ce3">
                <text:p text:style-name="P3">ABP alt P</text:p>
              </table:table-cell>
              <table:table-cell>
                <text:p text:style-name="P4">374,288</text:p>
              </table:table-cell>
              <table:table-cell>
                <text:p text:style-name="P4">93.4</text:p>
              </table:table-cell>
              <table:table-cell>
                <text:p text:style-name="P4">56.30</text:p>
              </table:table-cell>
              <table:table-cell>
                <text:p text:style-name="P4">56.39</text:p>
              </table:table-cell>
            </table:table-row>
            <table:table-row table:style-name="ro2" table:default-cell-style-name="gray1">
              <table:table-cell table:style-name="ce3">
                <text:p text:style-name="P3">ABP alt G</text:p>
              </table:table-cell>
              <table:table-cell>
                <text:p text:style-name="P4">284,811,858</text:p>
              </table:table-cell>
              <table:table-cell>
                <text:p text:style-name="P4">62.3</text:p>
              </table:table-cell>
              <table:table-cell>
                <text:p text:style-name="P4">15,496.18</text:p>
              </table:table-cell>
              <table:table-cell>
                <text:p text:style-name="P4">15,496.24</text:p>
              </table:table-cell>
            </table:table-row>
            <table:table-row table:style-name="ro2" table:default-cell-style-name="gray2">
              <table:table-cell table:style-name="ce3">
                <text:p text:style-name="P3">AVL <text:s text:c="6"/>P</text:p>
              </table:table-cell>
              <table:table-cell>
                <text:p text:style-name="P4">296,178</text:p>
              </table:table-cell>
              <table:table-cell>
                <text:p text:style-name="P4">106.9</text:p>
              </table:table-cell>
              <table:table-cell>
                <text:p text:style-name="P4">52.99</text:p>
              </table:table-cell>
              <table:table-cell>
                <text:p text:style-name="P4">53.10</text:p>
              </table:table-cell>
            </table:table-row>
            <table:table-row table:style-name="ro2" table:default-cell-style-name="gray1">
              <table:table-cell table:style-name="ce3">
                <text:p text:style-name="P3">AVL <text:s text:c="6"/>G</text:p>
              </table:table-cell>
              <table:table-cell>
                <text:p text:style-name="P4">224,960,202</text:p>
              </table:table-cell>
              <table:table-cell>
                <text:p text:style-name="P4">98.7</text:p>
              </table:table-cell>
              <table:table-cell>
                <text:p text:style-name="P4">14,964.43</text:p>
              </table:table-cell>
              <table:table-cell>
                <text:p text:style-name="P4">14,964.53</text:p>
              </table:table-cell>
            </table:table-row>
            <table:table-row table:style-name="ro2" table:default-cell-style-name="gray2">
              <table:table-cell table:style-name="ce3">
                <text:p text:style-name="P3">AVL alt <text:s/>P</text:p>
              </table:table-cell>
              <table:table-cell>
                <text:p text:style-name="P4">325,161</text:p>
              </table:table-cell>
              <table:table-cell>
                <text:p text:style-name="P4">128.5</text:p>
              </table:table-cell>
              <table:table-cell>
                <text:p text:style-name="P4">54.84</text:p>
              </table:table-cell>
              <table:table-cell>
                <text:p text:style-name="P4">54.97</text:p>
              </table:table-cell>
            </table:table-row>
            <table:table-row table:style-name="ro2" table:default-cell-style-name="gray1">
              <table:table-cell table:style-name="ce3">
                <text:p text:style-name="P3">AVL alt <text:s/>G</text:p>
              </table:table-cell>
              <table:table-cell>
                <text:p text:style-name="P4">250,167,186</text:p>
              </table:table-cell>
              <table:table-cell>
                <text:p text:style-name="P4">76.8</text:p>
              </table:table-cell>
              <table:table-cell>
                <text:p text:style-name="P4">15,111.60</text:p>
              </table:table-cell>
              <table:table-cell>
                <text:p text:style-name="P4">15,111.6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